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2f822" officeooo:paragraph-rsid="0002f822"/>
    </style:style>
    <style:style style:name="P2" style:family="paragraph" style:parent-style-name="Standard">
      <style:text-properties style:font-name="Times New Roman" officeooo:rsid="00085f65" officeooo:paragraph-rsid="00085f65"/>
    </style:style>
    <style:style style:name="P3" style:family="paragraph" style:parent-style-name="Standard">
      <style:text-properties style:font-name="Times New Roman" officeooo:rsid="000cbae7" officeooo:paragraph-rsid="000cbae7"/>
    </style:style>
    <style:style style:name="T1" style:family="text">
      <style:text-properties officeooo:rsid="00093b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line:</text:p>
      <text:p text:style-name="P1">universe formed</text:p>
      <text:p text:style-name="P1">there's a star, it's name is Celes</text:p>
      <text:p text:style-name="P1">here's a ball of flaming rock, it's called Falzt</text:p>
      <text:p text:style-name="P2">there’s water on the planet, it formed when it was made. <text:span text:style-name="T1">the water is now raining on the surface. it's no longer lava, the planet is now rocks and ocean.</text:span></text:p>
      <text:p text:style-name="P3">deep in the ocean, there's a speck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21:25:18.994000000</meta:creation-date>
    <dc:date>2017-06-10T19:23:26.810000000</dc:date>
    <meta:editing-duration>PT1H51M41S</meta:editing-duration>
    <meta:editing-cycles>7</meta:editing-cycles>
    <meta:generator>LibreOffice/5.3.2.2$Windows_x86 LibreOffice_project/6cd4f1ef626f15116896b1d8e1398b56da0d0ee1</meta:generator>
    <meta:document-statistic meta:table-count="0" meta:image-count="0" meta:object-count="0" meta:page-count="1" meta:paragraph-count="6" meta:word-count="56" meta:character-count="294" meta:non-whitespace-character-count="244"/>
  </office:meta>
</office:document-meta>
</file>